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ac50" officeooo:paragraph-rsid="001fac50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zure Virtual Machines Cheat Sheet</text:p>
      <text:p text:style-name="P1"/>
      <text:p text:style-name="P1">Azure Virtual Machines (VMs) allows you to create Linux and Windows virtual machines</text:p>
      <text:p text:style-name="P1">The size of the virtual machine is determined by the Image</text:p>
      <text:p text:style-name="P1"/>
      <text:p text:style-name="P1"><text:tab/>The image defines the combination of vCPUs, Memory and Storage Capacity </text:p>
      <text:p text:style-name="P1"/>
      <text:p text:style-name="P1">The current limit on a per subscription basis is 20 VMs per region.</text:p>
      <text:p text:style-name="P1">Azure VMs are billed at an hourly rate</text:p>
      <text:p text:style-name="P1">A single instance VMs has an availability of 99.9% (when all storage disks are premium)</text:p>
      <text:p text:style-name="P1">Two instances deployed in Availability Set will give you 99.95% availability</text:p>
      <text:p text:style-name="P1">You can attach multiple Managed Disk to your Azure VMs</text:p>
      <text:p text:style-name="P1">When you launch an Azure Virtual Machine other networking components will be either created or associated to your Virtual Machine.</text:p>
      <text:p text:style-name="P1"/>
      <text:p text:style-name="P1"><text:tab/>Network Security Group (NSG), Network Interface (NIC), Public IP Address, VNet </text:p>
      <text:p text:style-name="P1"/>
      <text:p text:style-name="P1">You can Bring Your Own Linux by creating a Linux Virtual Hard Disk (VHD)</text:p>
      <text:p text:style-name="P1"/>
      <text:p text:style-name="P1">Azure VMs come in a variety of sizes that are also optimized for specific use cases.</text:p>
      <text:p text:style-name="P1"/>
      <text:p text:style-name="P1"><text:tab/>General Purpose, Compute Optimized, Memory Optimized, Storage Optimized, GPU, High performance compute </text:p>
      <text:p text:style-name="P1"/>
      <text:p text:style-name="P1">Azure Compute Unit (ACU) provides a way of comparing compute (CPU) performance across Azure SKUs.</text:p>
      <text:p text:style-name="P1">ACU is currently standardized on a Small (Standard_A1) VM with the value of 100</text:p>
      <text:p text:style-name="P1">All other SKUs then represent approximately how much faster that SKU can run a standard benchmark</text:p>
      <text:p text:style-name="P1"/>
      <text:p text:style-name="P1">You can install the Azure Mobile App, and you can monitor your VMs on the go.</text:p>
      <text:p text:style-name="P1"/>
      <text:p text:style-name="P1">Hyper-V is Microsoft's hardware virtualization product.</text:p>
      <text:p text:style-name="P1"/>
      <text:p text:style-name="P1"><text:tab/>It lets you create and run a software version of a computer, called a virtual machine </text:p>
      <text:p text:style-name="P1"/>
      <text:p text:style-name="P1">There are two generations of Hyper-V VMs:</text:p>
      <text:p text:style-name="P1">Generation 1 - support most guest operating systems</text:p>
      <text:p text:style-name="P1">Generation 2 - support most 64-bit versions of Windows and more current versions of Linux and FreeBSD operating systems</text:p>
      <text:p text:style-name="P1">Hyper-V VMs are packaged into Virtual Hard Disk formats: VHD or VHDX files</text:p>
      <text:p text:style-name="P1"/>
      <text:p text:style-name="P1">There are 3 ways to connect to your Virtual Machines</text:p>
      <text:p text:style-name="P1">Secure Shell (SSH) to connect via a terminal or SSH client eg. PuTTy</text:p>
      <text:p text:style-name="P1"/>
      <text:p text:style-name="P1"><text:tab/>SSH happens on Port 22 via TCP</text:p>
      <text:p text:style-name="P1"><text:tab/>RSA Key Pairs are commonly used to authorize access </text:p>
      <text:p text:style-name="P1"/>
      <text:p text:style-name="P1">Remote Desktop Protocol (RDP) a graphical interface to connect to another computer over a network connection</text:p>
      <text:p text:style-name="P1"><text:soft-page-break/></text:p>
      <text:p text:style-name="P1"><text:tab/>This is how you can remotely connect to Windows Server via Virtual Desktop</text:p>
      <text:p text:style-name="P1"><text:tab/>RDP happens on Port 3389 via TCP and UDP </text:p>
      <text:p text:style-name="P1"/>
      <text:p text:style-name="P1">Azure Bastion a service you deploy that lets you connect to a virtual machine using your browser and the Azure portal</text:p>
      <text:p text:style-name="P1"/>
      <text:p text:style-name="P1"><text:tab/>Supports both SSH or RDP, useful when you only have browser like a Chromebook, or do not have permission to configure or install software </text:p>
      <text:p text:style-name="P1"/>
      <text:p text:style-name="P1">Update Management allows you to manage and install operating system updates and patches for both Windows and Linux virtual machines that are deployed in Azure, on-premises, or in other cloud providers</text:p>
      <text:p text:style-name="P1"/>
      <text:p text:style-name="P1"><text:tab/>Update Management will perform a scan for update compliance</text:p>
      <text:p text:style-name="P1"><text:tab/>A compliance scan is by default, performed every 12 hours on a Windows and every 3 hours on a Linux</text:p>
      <text:p text:style-name="P1"><text:tab/>It can take between 30 minutes and 6 hours for the dashboard to display updated data from managed computers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3T16:52:59.461559069</meta:creation-date>
    <dc:date>2022-04-13T16:55:26.194893034</dc:date>
    <meta:editing-duration>PT2M25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2" meta:paragraph-count="37" meta:word-count="501" meta:character-count="2973" meta:non-whitespace-character-count="2489"/>
  </office:meta>
</office:document-meta>
</file>